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style style:name="P34" style:family="paragraph" style:parent-style-name="Standard" style:list-style-name="L28"/>
    <style:style style:name="P35" style:family="paragraph" style:parent-style-name="Standard" style:list-style-name="L29"/>
    <style:style style:name="P36" style:family="paragraph" style:parent-style-name="Standard" style:list-style-name="L30"/>
    <style:style style:name="P37" style:family="paragraph" style:parent-style-name="Standard" style:list-style-name="L31"/>
    <style:style style:name="P38" style:family="paragraph" style:parent-style-name="Standard" style:list-style-name="L32"/>
    <style:style style:name="P39" style:family="paragraph" style:parent-style-name="Standard" style:list-style-name="L33"/>
    <style:style style:name="P40" style:family="paragraph" style:parent-style-name="Standard" style:list-style-name="L34"/>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5"/>
    <style:style style:name="P55" style:family="paragraph" style:parent-style-name="Standard" style:list-style-name="L56"/>
    <style:style style:name="P56" style:family="paragraph" style:parent-style-name="Standard" style:list-style-name="L57"/>
    <style:style style:name="P57" style:family="paragraph" style:parent-style-name="Standard" style:list-style-name="L58"/>
    <style:style style:name="P58" style:family="paragraph" style:parent-style-name="Standard" style:list-style-name="L59"/>
    <style:style style:name="P59" style:family="paragraph" style:parent-style-name="Standard" style:list-style-name="L60"/>
    <style:style style:name="P60" style:family="paragraph" style:parent-style-name="Standard" style:list-style-name="L61"/>
    <style:style style:name="P61" style:family="paragraph" style:parent-style-name="Standard" style:list-style-name="L62"/>
    <style:style style:name="P62" style:family="paragraph" style:parent-style-name="Standard" style:list-style-name="L63"/>
    <style:style style:name="P63" style:family="paragraph" style:parent-style-name="Standard" style:list-style-name="L64"/>
    <style:style style:name="P64" style:family="paragraph" style:parent-style-name="Heading_20_1">
      <style:text-properties fo:language="en" fo:country="US"/>
    </style:style>
    <style:style style:name="P65" style:family="paragraph" style:parent-style-name="Heading_20_1">
      <style:paragraph-properties fo:break-before="page"/>
      <style:text-properties fo:language="en" fo:country="US"/>
    </style:style>
    <style:style style:name="P66" style:family="paragraph" style:parent-style-name="Text_20_body" style:list-style-name="L7"/>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54"/>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4. October 2012</text:modification-date> (revision <text:editing-cycles>70</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soft-page-break/><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
      <text:h text:style-name="P65" text:outline-level="1"><text:bookmark text:name="__RefHeading__422_764414512"/>Philosophy<text:bookmark-end text:name="__RefHeading__422_764414512"/></text:h>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22365605"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P64" text:outline-level="1"><text:bookmark text:name="__RefHeading__450_1211285317"/>Settings<text:bookmark-end text:name="__RefHeading__450_1211285317"/></text:h>
      <text:h text:style-name="Heading_20_2" text:outline-level="2">General settings</text:h>
      <text:list xml:id="list22354151"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h text:style-name="Heading_20_2" text:outline-level="2">Victory conditions</text:h>
      <text:list xml:id="list22367147"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22346294"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h text:style-name="Heading_20_1" text:outline-level="1"><text:bookmark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22344898"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h text:style-name="Heading_20_2" text:outline-level="2">Alliances</text:h>
      <text:list xml:id="list22356623"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Influence</text:h>
      <text:list xml:id="list22343949" text:style-name="L7">
        <text:list-item>
          <text:p text:style-name="P66">Is kind of a diplomatic currency</text:p>
        </text:list-item>
        <text:list-item>
          <text:p text:style-name="P66">Can be gained by trade</text:p>
        </text:list-item>
        <text:list-item>
          <text:p text:style-name="P66">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22359380" text:style-name="L8">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22360812" text:style-name="L9">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h text:style-name="Heading_20_1" text:outline-level="1"><text:bookmark text:name="__RefHeading__322_1489308464"/>Research<text:bookmark-end text:name="__RefHeading__322_1489308464"/></text:h>
      <text:list xml:id="list22355404" text:style-name="L10">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22358381" text:style-name="L11">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item>
          <text:p text:style-name="P17">Telephone (better communication, efficiency)</text:p>
        </text:list-item>
      </text:list>
      <text:p text:style-name="Standard"/>
      <text:p text:style-name="Text_20_body">Industrial branch (Resources branch, others branch)</text:p>
      <text:list xml:id="list22357056" text:style-name="L12">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text:soft-page-break/>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Cultural/Diplomatic branch</text:p>
      <text:list xml:id="list22352724" text:style-name="L13">
        <text:list-item>
          <text:p text:style-name="P19">Propaganda: Increases influences, gives special unit spy?</text:p>
        </text:list-item>
        <text:list-item>
          <text:p text:style-name="P19">India discovered: Bonus for first </text:p>
        </text:list-item>
        <text:list-item>
          <text:p text:style-name="P19">Radio 1901</text:p>
        </text:list-item>
        <text:list-item>
          <text:p text:style-name="P19">Better relation favors nations in trade</text:p>
        </text:list-item>
      </text:list>
      <text:p text:style-name="Text_20_body"/>
      <text:p text:style-name="Text_20_body">Exploration missions</text:p>
      <text:list xml:id="list22363489" text:style-name="L14">
        <text:list-item>
          <text:p text:style-name="P20">Only available as long as land is not explored enough.</text:p>
        </text:list-item>
      </text:list>
      <text:list xml:id="list22371901" text:continue-list="list22352724" text:style-name="L13">
        <text:list-header>
          <text:p text:style-name="P19"/>
        </text:list-header>
      </text:list>
      <text:h text:style-name="Heading_20_1" text:outline-level="1"><text:bookmark text:name="__RefHeading__324_1489308464"/>Economy<text:bookmark-end text:name="__RefHeading__324_1489308464"/></text:h>
      <text:p text:style-name="Text_20_body">Key ideas</text:p>
      <text:list xml:id="list22337425" text:style-name="L15">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22349176" text:style-name="L16">
        <text:list-item>
          <text:p text:style-name="P22">In real world answer would be specialization, i.e. you cannot be perfect in all sectors. We try to mimic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item>
          <text:p text:style-name="P22">Diplomatic influence can be used for improve relations...</text:p>
        </text:list-item>
      </text:list>
      <text:h text:style-name="Heading_20_2" text:outline-level="2">Trade and Consumption Flow</text:h>
      <text:list xml:id="list22345228" text:style-name="L17">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p text:style-name="P23"><draw:frame draw:style-name="fr1" draw:name="Objekt3" text:anchor-type="as-char" svg:width="0.621cm" svg:height="0.531cm"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533cm" svg:height="0.531cm"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4cm" svg:height="0.469cm"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h text:style-name="Heading_20_2" text:outline-level="2">Realization of trade</text:h>
      <text:list xml:id="list22357619" text:style-name="L18">
        <text:list-item>
          <text:p text:style-name="P24">Should place bids and offers</text:p>
        </text:list-item>
        <text:list-item>
          <text:p text:style-name="P24">They take place after domestic demand is satisfied or at equal time?</text:p>
        </text:list-item>
      </text:list>
      <text:h text:style-name="Heading_20_2" text:outline-level="2"><text:soft-page-break/>Improve relation to other nations by economic means</text:h>
      <text:list xml:id="list22346811" text:style-name="L19">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h text:style-name="Heading_20_2" text:outline-level="2">Balance sheet</text:h>
      <text:p text:style-name="Text_20_body">Income</text:p>
      <text:list xml:id="list22363817" text:style-name="L20">
        <text:list-item>
          <text:p text:style-name="P26">Sold goods (domestic and overseas)</text:p>
        </text:list-item>
        <text:list-item>
          <text:p text:style-name="P26">Payments for diplomatic treaties</text:p>
        </text:list-item>
      </text:list>
      <text:p text:style-name="Text_20_body"/>
      <text:p text:style-name="Text_20_body">Expenses</text:p>
      <text:list xml:id="list22348482" text:style-name="L21">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h text:style-name="Heading_20_1" text:outline-level="1"><text:bookmark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22335564" text:style-name="L22">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h text:style-name="Heading_20_2" text:outline-level="2">Resources</text:h>
      <text:list xml:id="list22357597" text:style-name="L23">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22348683" text:style-name="L24">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22363031" text:style-name="L25">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text:soft-page-break/>sheep, cotton to wool</text:p>
        </text:list-item>
        <text:list-item>
          <text:p text:style-name="P31">silver to money </text:p>
        </text:list-item>
      </text:list>
      <text:p text:style-name="Text_20_body"/>
      <text:p text:style-name="Text_20_body">Raw material to advanced material</text:p>
      <text:list xml:id="list22354864" text:style-name="L26">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22363614" text:style-name="L27">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h text:style-name="Heading_20_2" text:outline-level="2">Promotion of workers</text:h>
      <text:list xml:id="list22363740" text:style-name="L28">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2363267" text:style-name="L29">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22340895" text:style-name="L30">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22338634" text:style-name="L31">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text:soft-page-break/>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22336832" text:style-name="L32">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22346408" text:style-name="L33">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22353537" text:style-name="L34">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22358004" text:style-name="L35">
        <text:list-item>
          <text:p text:style-name="P67">Veteran (with a certain chance after each kill) attack +2, morale +10 </text:p>
        </text:list-item>
      </text:list>
      <text:p text:style-name="Text_20_body"/>
      <text:p text:style-name="Text_20_body">Specialization</text:p>
      <text:list xml:id="list22343577" text:continue-list="list22353537" text:style-name="L34">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22341904" text:style-name="L36">
        <text:list-item>
          <text:p text:style-name="P68">Anytime after battle</text:p>
        </text:list-item>
      </text:list>
      <text:p text:style-name="Text_20_body"/>
      <text:p text:style-name="Text_20_body">Time of introduction</text:p>
      <text:list xml:id="list22353936" text:style-name="L37">
        <text:list-item>
          <text:p text:style-name="P69">Militia, Infantry 1, Artillery 1, Cavalry 1 available from 1814 on</text:p>
        </text:list-item>
        <text:list-item>
          <text:p text:style-name="P69">Infantry 2, Artillery 2, Cavalry 2 available from 1850 on</text:p>
        </text:list-item>
        <text:list-item>
          <text:p text:style-name="P69">Infantry 3, Artillery 3, Cavalry 3 available from 1880 on </text:p>
        </text:list-item>
      </text:list>
      <text:p text:style-name="Text_20_body"/>
      <text:p text:style-name="Text_20_body">Officers</text:p>
      <text:list xml:id="list22346768" text:style-name="L38">
        <text:list-item>
          <text:p text:style-name="P41"><text:soft-page-break/>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22340938" text:style-name="L39">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22344027" text:style-name="L40">
        <text:list-item>
          <text:p text:style-name="P70">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22355876" text:style-name="L41">
        <text:list-item>
          <text:p text:style-name="P71">Hexagon of hex fields with 15 fields diagonal distance, city in the middle </text:p>
        </text:list-item>
      </text:list>
      <text:p text:style-name="Text_20_body">Time</text:p>
      <text:list xml:id="list22339708" text:style-name="L42">
        <text:list-item>
          <text:p text:style-name="P72">3 battle turns per game turn, if not resolved (city not occupied yet) continuation next round or abortion of fight if combat took place </text:p>
        </text:list-item>
      </text:list>
      <text:p text:style-name="Text_20_body">Damage model</text:p>
      <text:list xml:id="list22360681" text:style-name="L43">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text:soft-page-break/>Damage cannot be higher than strength dx &lt;= sx</text:p>
        </text:list-item>
        <text:list-item>
          <text:p text:style-name="P43">Damage is calculated and then subtracted from strength, also morale is adjusted </text:p>
        </text:list-item>
      </text:list>
      <text:p text:style-name="Text_20_body">No auto resolution of battle</text:p>
      <text:list xml:id="list22337974" text:style-name="L44">
        <text:list-item>
          <text:p text:style-name="P44">Actually there is auto battle, you can let an officer take over which will use AI routines. But apart from that the real model is used – no other calculations.</text:p>
        </text:list-item>
      </text:list>
      <text:p text:style-name="Text_20_body">Special bonuses</text:p>
      <text:list xml:id="list22363461" text:style-name="L45">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22361136" text:style-name="L46">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22356185" text:style-name="L47">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22348821" text:style-name="L48">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22365805" text:style-name="L49">
        <text:list-item>
          <text:p text:style-name="P49">Rankings without absolute values every x years</text:p>
        </text:list-item>
        <text:list-item>
          <text:p text:style-name="P49">Diplomatic relations, what they think of you, how likely war is </text:p>
        </text:list-item>
      </text:list>
      <text:h text:style-name="Heading_20_1" text:outline-level="1"><text:bookmark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 text:name="__RefHeading__403_764414512"/>Unincorporated ideas list<text:bookmark-end text:name="__RefHeading__403_764414512"/></text:h>
      <text:list xml:id="list22365227" text:style-name="L50">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22356429" text:style-name="L51">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
      <text:h text:style-name="Heading_20_1" text:outline-level="1"><text:bookmark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22336721" text:style-name="L52">
        <text:list-item>
          <text:p text:style-name="P52">Loss-free compression, still small file size</text:p>
        </text:list-item>
        <text:list-item>
          <text:p text:style-name="P52">Can have transparency (alpha channel)</text:p>
        </text:list-item>
        <text:list-item>
          <text:p text:style-name="P52">Not scalable, need to define right resolution beforehand</text:p>
        </text:list-item>
        <text:list-item>
          <text:p text:style-name="P52">If more detailed format (like PhotoShop file format) is available or raw data, we prefer to have them all stored.</text:p>
        </text:list-item>
        <text:list-item>
          <text:p text:style-name="P52">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22357705" text:style-name="L53">
        <text:list-item>
          <text:p text:style-name="P53">Clicking on a button</text:p>
        </text:list-item>
      </text:list>
      <text:p text:style-name="Text_20_body"/>
      <text:h text:style-name="Heading_20_1" text:outline-level="1"><text:bookmark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22365126" text:style-name="L54">
        <text:list-item>
          <text:p text:style-name="P73">Just the battle and provinces part</text:p>
          <text:p text:style-name="P73">Panzer General on a map with provinces</text:p>
        </text:list-item>
        <text:list-item>
          <text:p text:style-name="P73">Battle and provinces and simplified economics, research, diplomacy</text:p>
          <text:p text:style-name="P73">Special historical settings like 2nd world war: Hearts of Iron, Pacific Admiral or ancient world: Carthage, Rom, Greece, Persia</text:p>
        </text:list-item>
        <text:list-item>
          <text:p text:style-name="P73">Fantasy settings</text:p>
          <text:p text:style-name="P73">Lords of Middle Earth, Fantasy General</text:p>
          <text:p text:style-name="P73">No inherent campaign mode though.</text:p>
        </text:list-item>
        <text:list-item>
          <text:p text:style-name="P73">Extending in direction of Civilization like style</text:p>
          <text:p text:style-name="P73">Extending provinces a lot, expanding research a lot. Exploring the map (now fully explored). (World map would be cool).</text:p>
        </text:list-item>
        <text:list-item>
          <text:p text:style-name="P73">Massive Multiplayer</text:p>
          <text:p text:style-name="P73">For example in a Sci-Fi setting and instead of provinces we have space battles.</text:p>
        </text:list-item>
      </text:list>
      <text:h text:style-name="Heading_20_1" text:outline-level="1"><text:bookmark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22345817" text:style-name="L55">
        <text:list-item>
          <text:p text:style-name="P54">Exploit resources (wood, ore, ...)</text:p>
        </text:list-item>
        <text:list-item>
          <text:p text:style-name="P54">Build up industry to turn raw material into things of higher value (iron+coal=steel)</text:p>
        </text:list-item>
        <text:list-item>
          <text:p text:style-name="P54">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22358909" text:style-name="L56">
        <text:list-item>
          <text:p text:style-name="P55">Productive capacity of factories can be increased by using steel and wood (except the cannery, central station, warehouse).</text:p>
        </text:list-item>
        <text:list-item>
          <text:p text:style-name="P55">Every production requires 2 units of labor.</text:p>
        </text:list-item>
        <text:list-item>
          <text:p text:style-name="P55">Provinces develop automatically into a more efficient form (what exactly does this mean)?</text:p>
        </text:list-item>
        <text:list-item>
          <text:p text:style-name="P55">2 grains + 1 meat/fish + 1 apple = 1 can in the cannery</text:p>
        </text:list-item>
        <text:list-item>
          <text:p text:style-name="P55">2 wool or 2 cotton = 1 cloth in the spinning factory</text:p>
        </text:list-item>
        <text:list-item>
          <text:p text:style-name="P55">2 wood = 1 timber or 1 paper in the saw mill</text:p>
        </text:list-item>
        <text:list-item>
          <text:p text:style-name="P55">1 iron + 1 coal = 1 steel in the steel mill</text:p>
        </text:list-item>
        <text:list-item>
          <text:p text:style-name="P55">2 oil = 1 fuel in the refinery</text:p>
        </text:list-item>
        <text:list-item>
          <text:p text:style-name="P55">2 clothes = 1 garment in the clothing factory</text:p>
        </text:list-item>
        <text:list-item>
          <text:p text:style-name="P55">2 timber = 1 furniture in the furniture factory</text:p>
        </text:list-item>
        <text:list-item>
          <text:p text:style-name="P55">2 steel = 1 weapon or 1 tool in the steel factory</text:p>
        </text:list-item>
        <text:list-item>
          <text:p text:style-name="P55">1 steel + 1 timber = 1 wagon in the train station</text:p>
        </text:list-item>
        <text:list-item>
          <text:p text:style-name="P5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2349098" text:style-name="L57">
        <text:list-item>
          <text:p text:style-name="P56">1 can + 1 garment + 1 furniture = 1 unskilled worker (1 unit of labor)</text:p>
        </text:list-item>
        <text:list-item>
          <text:p text:style-name="P56">1 unskilled worker + 1 paper + 100$ = 1 skilled worker (2 units of labor)</text:p>
        </text:list-item>
        <text:list-item>
          <text:p text:style-name="P56">1 skilled worker + 2 papers + 1000$ = 1 master worker (4 units of labor)</text:p>
        </text:list-item>
        <text:list-item>
          <text:p text:style-name="P56"><text:soft-page-break/>1 fuel = 6 units of labor </text:p>
        </text:list-item>
      </text:list>
      <text:p text:style-name="Text_20_body"/>
      <text:p text:style-name="Text_20_body">Experts</text:p>
      <text:list xml:id="list22359504" text:style-name="L58">
        <text:list-item>
          <text:p text:style-name="P57">Engineers build railways, ports, warehouses, fortifications</text:p>
        </text:list-item>
        <text:list-item>
          <text:p text:style-name="P57">Explorers look for resources</text:p>
        </text:list-item>
        <text:list-item>
          <text:p text:style-name="P57">Lumber jacks exploit forests</text:p>
        </text:list-item>
        <text:list-item>
          <text:p text:style-name="P57">Miners build mines (coal, iron, gold, precious stones)</text:p>
        </text:list-item>
        <text:list-item>
          <text:p text:style-name="P57">Farmers increase productivity of fertile land and hills</text:p>
        </text:list-item>
        <text:list-item>
          <text:p text:style-name="P57">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22357518" text:style-name="L59">
        <text:list-item>
          <text:p text:style-name="P58">Non-aggression pact: Only between major and minor power. If the minor power is attacked it will ask all partners of this pact for help and will join the one who agrees to help.</text:p>
        </text:list-item>
        <text:list-item>
          <text:p text:style-name="P58">Alliance: Only between major powers. When one member starts a war, the other is asked to join in.</text:p>
        </text:list-item>
        <text:list-item>
          <text:p text:style-name="P58">Request to join the empire. Invitation for minor powers who will agree if relations are sufficiently good.</text:p>
        </text:list-item>
        <text:list-item>
          <text:p text:style-name="P58">Peace Treaty</text:p>
        </text:list-item>
        <text:list-item>
          <text:p text:style-name="P5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22342967" text:style-name="L60">
        <text:list-item>
          <text:p text:style-name="P59">Map: Put specialists to work, Command armies</text:p>
        </text:list-item>
        <text:list-item>
          <text:p text:style-name="P59">Transport: Distribute and allocate capacity</text:p>
        </text:list-item>
        <text:list-item>
          <text:p text:style-name="P59">Industry: Assign workers to production</text:p>
        </text:list-item>
        <text:list-item>
          <text:p text:style-name="P59">Trade: Offers and Bids for next trade session</text:p>
        </text:list-item>
        <text:list-item>
          <text:p text:style-name="P59">Diplomacy: Make diplomatic decisions </text:p>
        </text:list-item>
      </text:list>
      <text:p text:style-name="Text_20_body"/>
      <text:p text:style-name="Text_20_body"><text:soft-page-break/>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22361281" text:style-name="L61">
        <text:list-item>
          <text:p text:style-name="P60">Firing power</text:p>
        </text:list-item>
        <text:list-item>
          <text:p text:style-name="P60">Firing range</text:p>
        </text:list-item>
        <text:list-item>
          <text:p text:style-name="P60">Morale(?)</text:p>
        </text:list-item>
        <text:list-item>
          <text:p text:style-name="P60">Movement range</text:p>
        </text:list-item>
        <text:list-item>
          <text:p text:style-name="P60">Entrenchment </text:p>
        </text:list-item>
      </text:list>
      <text:p text:style-name="Text_20_body"/>
      <text:p text:style-name="Text_20_body">Properties of naval units</text:p>
      <text:list xml:id="list22364422" text:style-name="L62">
        <text:list-item>
          <text:p text:style-name="P61">Firing power</text:p>
        </text:list-item>
        <text:list-item>
          <text:p text:style-name="P61">Firing range</text:p>
        </text:list-item>
        <text:list-item>
          <text:p text:style-name="P61">Hull strength</text:p>
        </text:list-item>
        <text:list-item>
          <text:p text:style-name="P61">Speed</text:p>
        </text:list-item>
        <text:list-item>
          <text:p text:style-name="P6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22349259" text:style-name="L63">
        <text:list-item>
          <text:p text:style-name="P62">Trade resolution</text:p>
        </text:list-item>
        <text:list-item>
          <text:p text:style-name="P62">Acceptance/Declining of treaties</text:p>
        </text:list-item>
        <text:list-item>
          <text:p text:style-name="P62">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text:soft-page-break/>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2348848" text:style-name="L64">
        <text:list-item>
          <text:p text:style-name="P63">Every turn cycle through all the available screen is boring. Better to set strategies and then program at least makes some reasonable things with it. E.g. not adjusting the transportation every round by hand.</text:p>
        </text:list-item>
        <text:list-item>
          <text:p text:style-name="P63">Diplomacy should not end in total war until all enemies are annihilated, favor limited wars more?</text:p>
        </text:list-item>
        <text:list-item>
          <text:p text:style-name="P63">Tactical battles get boring after the tenth repetition, nothing new about them anymore? (Same kind of forces fighting same kind of forces?)</text:p>
        </text:list-item>
        <text:list-item>
          <text:p text:style-name="P63">Making money in the late game is difficult, because no minor powers are left for trading with. Better to also collect money from your provinces.</text:p>
        </text:list-item>
        <text:list-item>
          <text:p text:style-name="P63">There is this huge difference between colonies and occupied minor nations, which is reasonable but affect trade so immensely.</text:p>
        </text:list-item>
        <text:list-item>
          <text:p text:style-name="P6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3">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42cm" fo:margin-bottom="0.6cm"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499cm">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9H11M51S</meta:editing-duration>
    <meta:editing-cycles>70</meta:editing-cycles>
    <meta:generator>LibreOffice/3.4$Win32 LibreOffice_project/340m1$Build-302</meta:generator>
    <dc:title>Manual for JLokalize 1.1</dc:title>
    <meta:initial-creator>Jan Keller</meta:initial-creator>
    <dc:date>2012-10-14T02:22:11.92</dc:date>
    <dc:creator>Jan Keller</dc:creator>
    <meta:document-statistic meta:table-count="1" meta:image-count="0" meta:object-count="5" meta:page-count="32" meta:paragraph-count="752" meta:word-count="8452" meta:character-count="49307" meta:non-whitespace-character-count="42009"/>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